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3353694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2a1eb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340003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340003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7ebaf1" officeooo:paragraph-rsid="03340003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340003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39582" officeooo:paragraph-rsid="03340003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3e73b5" officeooo:paragraph-rsid="03340003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66b37f" officeooo:paragraph-rsid="03340003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4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2a1eb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53694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6343e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12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13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4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5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39b1c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4f0de5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701409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72ccfb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70f527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7465c6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76057f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77a028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2d7534f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2d9ddd5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2dbd314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officeooo:rsid="037dfaf6"/>
    </style:style>
    <style:style style:name="T43" style:family="text">
      <style:text-properties officeooo:rsid="037ebaf1"/>
    </style:style>
    <style:style style:name="T44" style:family="text">
      <style:text-properties officeooo:rsid="037f8a99"/>
    </style:style>
    <style:style style:name="T45" style:family="text">
      <style:text-properties officeooo:rsid="03807133"/>
    </style:style>
    <style:style style:name="T46" style:family="text">
      <style:text-properties officeooo:rsid="02d74b30"/>
    </style:style>
    <style:style style:name="T47" style:family="text">
      <style:text-properties officeooo:rsid="02deaa3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P6"><text:span text:style-name="T14">1</text:span><text:span text:style-name="T8">.<text:tab/></text:span><text:span text:style-name="T15">B</text:span><text:span text:style-name="T10">ase de datos </text:span><text:span text:style-name="T13">Diamante</text:span><text:span text:style-name="T12"> (</text:span><text:span text:style-name="T13">1</text:span><text:span text:style-name="T12"> tabla)</text:span><text:span text:style-name="T9">.</text:span></text:p>
        <text:p text:style-name="P43"><text:span text:style-name="T16">Muestra </text:span><text:span text:style-name="T17">los </text:span><text:span text:style-name="T19">Diamantes </text:span><text:span text:style-name="T23">cuyo </text:span><text:span text:style-name="T24">precio </text:span><text:span text:style-name="T33">sea </text:span><text:span text:style-name="T34">NULO</text:span><text:span text:style-name="T16">.</text:span></text:p>
        <text:p text:style-name="P16"><draw:control text:anchor-type="paragraph" draw:z-index="24" draw:name="Control 5" draw:style-name="gr1" draw:text-style-name="P47" svg:width="15.497cm" svg:height="0.856cm" svg:x="1.3cm" svg:y="0cm" draw:control="control25"/></text:p>
        <text:p text:style-name="P44"><text:span text:style-name="T16">Muestra </text:span><text:span text:style-name="T20">los </text:span><text:span text:style-name="T25">diamantes </text:span><text:span text:style-name="T33">que </text:span><text:span text:style-name="T34">NO</text:span><text:span text:style-name="T33"> estén asignados a ninguna tabla</text:span><text:span text:style-name="T25">.</text:span></text:p>
        <text:p text:style-name="P19"><draw:control text:anchor-type="paragraph" draw:z-index="25" draw:name="Control 1" draw:style-name="gr1" draw:text-style-name="P47" svg:width="15.497cm" svg:height="0.856cm" svg:x="1.3cm" svg:y="0cm" draw:control="control26"/></text:p>
        <text:p text:style-name="P44"><text:span text:style-name="T26">Muestra los diamantes </text:span><text:span text:style-name="T35">que estén SIN tallar</text:span><text:span text:style-name="T18">.</text:span></text:p>
        <text:p text:style-name="P15"/>
        <text:p text:style-name="P44"><draw:control text:anchor-type="paragraph" draw:z-index="5" draw:name="Control 3" draw:style-name="gr1" draw:text-style-name="P47" svg:width="15.497cm" svg:height="0.856cm" svg:x="1.3cm" svg:y="-0.333cm" draw:control="control6"/><text:span text:style-name="T16">Muestra </text:span><text:span text:style-name="T28">los diamantes de </text:span><text:span text:style-name="T27">cuy</text:span><text:span text:style-name="T34">o color no sea NULO</text:span><text:span text:style-name="T20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4">2</text:span><text:span text:style-name="T8">.<text:tab/></text:span><text:span text:style-name="T11">B</text:span><text:span text:style-name="T10">ase de datos </text:span><text:span text:style-name="T13">Recetas de cocina</text:span><text:span text:style-name="T12"> (</text:span><text:span text:style-name="T13">1</text:span><text:span text:style-name="T12"> tablas)</text:span><text:span text:style-name="T9">.</text:span></text:p>
        <text:p text:style-name="P44"><text:span text:style-name="T21">Muestra las recetas </text:span><text:span text:style-name="T29">cuya valoración </text:span><text:span text:style-name="T36">esté sin calificar todavía.</text:span></text:p>
        <text:p text:style-name="P30"><draw:control text:anchor-type="paragraph" draw:z-index="1" draw:name="Control 6" draw:style-name="gr1" draw:text-style-name="P47" svg:width="15.497cm" svg:height="0.856cm" svg:x="1.3cm" svg:y="0cm" draw:control="control2"/></text:p>
        <text:p text:style-name="P44"><text:span text:style-name="T21">Muestra </text:span><text:span text:style-name="T30">las recetas </text:span><text:span text:style-name="T36">que no han sufrido ningún tipo de modificación</text:span><text:span text:style-name="T18">.</text:span></text:p>
        <text:p text:style-name="P29"><draw:control text:anchor-type="paragraph" draw:z-index="2" draw:name="Control 7" draw:style-name="gr1" draw:text-style-name="P47" svg:width="15.497cm" svg:height="0.856cm" svg:x="1.3cm" svg:y="0cm" draw:control="control3"/></text:p>
        <text:p text:style-name="P44"><text:span text:style-name="T21">Muestra </text:span><text:span text:style-name="T31">las recetas cuy</text:span><text:span text:style-name="T37">a dificultad sea nula pero su tipo no lo sea.</text:span></text:p>
        <text:p text:style-name="P28"><draw:control text:anchor-type="paragraph" draw:z-index="3" draw:name="Control 8" draw:style-name="gr1" draw:text-style-name="P47" svg:width="15.497cm" svg:height="0.856cm" svg:x="1.3cm" svg:y="0cm" draw:control="control4"/></text:p>
        <text:p text:style-name="P44"><text:span text:style-name="T22">Muestra </text:span><text:span text:style-name="T31">las recetas </text:span><text:span text:style-name="T38">en las que no se ha definido todavía su dificultad, ni el número de comensales, ni su tiempo de duración</text:span><text:span text:style-name="T32">.</text:span></text:p>
        <text:p text:style-name="P30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4">3</text:span><text:span text:style-name="T8">.<text:tab/></text:span><text:span text:style-name="T11">B</text:span><text:span text:style-name="T10">ase de datos </text:span><text:span text:style-name="T13">Titanic</text:span><text:span text:style-name="T12"> (</text:span><text:span text:style-name="T13">1</text:span><text:span text:style-name="T12"> tablas)</text:span><text:span text:style-name="T9">.</text:span></text:p>
        <text:p text:style-name="P20"><text:span text:style-name="T42">Muestra los pasajeros cuya edad sea NULA</text:span>.</text:p>
        <text:p text:style-name="P33"><draw:control text:anchor-type="paragraph" draw:z-index="7" draw:name="Control 10" draw:style-name="gr1" draw:text-style-name="P47" svg:width="15.497cm" svg:height="0.856cm" svg:x="1.3cm" svg:y="0cm" draw:control="control8"/></text:p>
        <text:p text:style-name="P21"><text:span text:style-name="T42">Muestra los pasajeros cuyo Ticket sea NULO</text:span>.</text:p>
        <text:p text:style-name="P28"><draw:control text:anchor-type="paragraph" draw:z-index="8" draw:name="Control 11" draw:style-name="gr1" draw:text-style-name="P47" svg:width="15.497cm" svg:height="0.856cm" svg:x="1.3cm" svg:y="0cm" draw:control="control9"/></text:p>
        <text:p text:style-name="P21"><text:span text:style-name="T42">Muestra los pasajeros cuya Cabina no sea NULA</text:span>.</text:p>
        <text:p text:style-name="P42"><draw:control text:anchor-type="paragraph" draw:z-index="9" draw:name="Control 12" draw:style-name="gr1" draw:text-style-name="P47" svg:width="15.497cm" svg:height="0.856cm" svg:x="1.3cm" svg:y="0cm" draw:control="control10"/></text:p>
        <text:p text:style-name="P21"><text:span text:style-name="T42">Muestra los pasajero cuyo puerto de embarque no sea NULO</text:span>.</text:p>
        <text:p text:style-name="P28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4">4</text:span><text:span text:style-name="T8">.<text:tab/></text:span><text:span text:style-name="T11">B</text:span><text:span text:style-name="T10">ase de datos </text:span><text:span text:style-name="T13">Covid</text:span><text:span text:style-name="T12"> (</text:span><text:span text:style-name="T14">2</text:span><text:span text:style-name="T12"> tabla</text:span><text:span text:style-name="T14">s</text:span><text:span text:style-name="T12">)</text:span><text:span text:style-name="T9">.</text:span></text:p>
        <text:p text:style-name="P22"><text:span text:style-name="T43">Muestra los datos del Covid cuya fecha sea NULA</text:span>.</text:p>
        <text:p text:style-name="P34"><draw:control text:anchor-type="paragraph" draw:z-index="11" draw:name="Control 14" draw:style-name="gr1" draw:text-style-name="P47" svg:width="15.497cm" svg:height="0.856cm" svg:x="1.3cm" svg:y="0cm" draw:control="control12"/></text:p>
        <text:p text:style-name="P21"><text:span text:style-name="T43">Muestra los datos del Covid cuyo número de casos no sea NULO</text:span>.</text:p>
        <text:p text:style-name="P31"><draw:control text:anchor-type="paragraph" draw:z-index="12" draw:name="Control 15" draw:style-name="gr1" draw:text-style-name="P47" svg:width="15.497cm" svg:height="0.856cm" svg:x="1.3cm" svg:y="0cm" draw:control="control13"/></text:p>
        <text:p text:style-name="P21"><text:span text:style-name="T43">Muestra los datos de la población cuyo número total sea NULO</text:span>.</text:p>
        <text:p text:style-name="P31"><draw:control text:anchor-type="paragraph" draw:z-index="13" draw:name="Control 16" draw:style-name="gr1" draw:text-style-name="P47" svg:width="15.497cm" svg:height="0.856cm" svg:x="1.3cm" svg:y="0cm" draw:control="control14"/></text:p>
        <text:p text:style-name="P23">Muestra los datos de la población cuyo nombre no sea NULO.</text:p>
        <text:p text:style-name="P34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13">5</text:span><text:span text:style-name="T8">.<text:tab/></text:span><text:span text:style-name="T11">B</text:span><text:span text:style-name="T10">ase de datos </text:span><text:span text:style-name="T13">Concellos de Galicia</text:span><text:span text:style-name="T12"> (</text:span><text:span text:style-name="T13">3</text:span><text:span text:style-name="T12"> tablas)</text:span><text:span text:style-name="T9">.</text:span></text:p>
        <text:p text:style-name="P24"><text:span text:style-name="T44">Muestra los datos de los Comarcas cuya Provincia sea NULA</text:span>.</text:p>
        <text:p text:style-name="P35"><draw:control text:anchor-type="paragraph" draw:z-index="26" draw:name="Control 18" draw:style-name="gr1" draw:text-style-name="P47" svg:width="15.497cm" svg:height="0.856cm" svg:x="1.3cm" svg:y="0cm" draw:control="control27"/></text:p>
        <text:p text:style-name="P25"><text:span text:style-name="T44">Muestra los datos de los Concellos cuyo nombre no sea NULO</text:span>.</text:p>
        <text:p text:style-name="P36"><draw:control text:anchor-type="paragraph" draw:z-index="27" draw:name="Control 19" draw:style-name="gr1" draw:text-style-name="P47" svg:width="15.497cm" svg:height="0.856cm" svg:x="1.3cm" svg:y="0cm" draw:control="control28"/></text:p>
        <text:p text:style-name="P26"><text:span text:style-name="T45">Muestra los datos de las poblaciones de los Concellos cuyo número de mujeres sea NULO</text:span>.</text:p>
        <text:p text:style-name="P36"><draw:control text:anchor-type="paragraph" draw:z-index="28" draw:name="Control 20" draw:style-name="gr1" draw:text-style-name="P47" svg:width="15.497cm" svg:height="0.856cm" svg:x="1.3cm" svg:y="0cm" draw:control="control29"/></text:p>
        <text:p text:style-name="P27"><text:span text:style-name="T45">Muestra los datos de las Provincias de Galicia cuyo nombre no sea NULO</text:span>.</text:p>
        <text:p text:style-name="P37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13">6</text:span><text:span text:style-name="T8">.<text:tab/></text:span><text:span text:style-name="T11">B</text:span><text:span text:style-name="T10">ase de datos NBA </text:span><text:span text:style-name="T12">(4 tablas)</text:span><text:span text:style-name="T9">.</text:span></text:p>
        <text:p text:style-name="P17"><text:span text:style-name="T46">Muestra </text:span><text:span text:style-name="T47">los empleados que no estén asignados a ningún departamento</text:span><text:span text:style-name="T46">.</text:span></text:p>
        <text:p text:style-name="P32"><draw:control text:anchor-type="paragraph" draw:z-index="16" draw:name="Control 22" draw:style-name="gr1" draw:text-style-name="P47" svg:width="15.497cm" svg:height="0.856cm" svg:x="1.3cm" svg:y="0cm" draw:control="control17"/></text:p>
        <text:p text:style-name="P17">Muestra <text:span text:style-name="T47">los empleados que sin ninguna categoría</text:span>.</text:p>
        <text:p text:style-name="P32"><draw:control text:anchor-type="paragraph" draw:z-index="17" draw:name="Control 23" draw:style-name="gr1" draw:text-style-name="P47" svg:width="15.497cm" svg:height="0.856cm" svg:x="1.3cm" svg:y="0cm" draw:control="control18"/></text:p>
        <text:p text:style-name="P17">Muestra <text:span text:style-name="T47">los departamentos que tienen nombre</text:span>.</text:p>
        <text:p text:style-name="P32"><draw:control text:anchor-type="paragraph" draw:z-index="18" draw:name="Control 24" draw:style-name="gr1" draw:text-style-name="P47" svg:width="15.497cm" svg:height="0.856cm" svg:x="1.3cm" svg:y="0cm" draw:control="control19"/></text:p>
        <text:p text:style-name="P17">Muestra <text:span text:style-name="T47">las oficinas que, de momento, no estén asociadas a ninguna ciudad.</text:span></text:p>
        <text:p text:style-name="P32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13">7</text:span><text:span text:style-name="T8">.<text:tab/></text:span><text:span text:style-name="T11">B</text:span><text:span text:style-name="T10">ase de datos </text:span><text:span text:style-name="T12">Jardinería (8 tablas)</text:span><text:span text:style-name="T9">.</text:span></text:p>
        <text:p text:style-name="P45"><text:span text:style-name="T16">Muestra </text:span><text:span text:style-name="T39">el nombre de los </text:span><text:span text:style-name="T40">clientes que no tengan segunda dirección</text:span><text:span text:style-name="T16">.</text:span></text:p>
        <text:p text:style-name="P38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6">Muestra </text:span><text:span text:style-name="T40">los detalles de los pedidos cuyo precio por unidad no sea nulo</text:span><text:span text:style-name="T16">.</text:span></text:p>
        <text:p text:style-name="P39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6">Muestra </text:span><text:span text:style-name="T41">los pedidos sin comentarios.</text:span></text:p>
        <text:p text:style-name="P40"><draw:control text:anchor-type="paragraph" draw:z-index="22" draw:name="Control 28" draw:style-name="gr1" draw:text-style-name="P47" svg:width="15.497cm" svg:height="0.856cm" svg:x="1.3cm" svg:y="0cm" draw:control="control23"/></text:p>
        <text:p text:style-name="P46"><text:span text:style-name="T16">Muestra </text:span><text:span text:style-name="T41">los pedidos que no se han entregado aún</text:span><text:span text:style-name="T16">.</text:span></text:p>
        <text:p text:style-name="P41"><draw:control text:anchor-type="paragraph" draw:z-index="23" draw:name="Control 29" draw:style-name="gr1" draw:text-style-name="P47" svg:width="15.497cm" svg:height="0.856cm" svg:x="1.3cm" svg:y="0cm" draw:control="control24"/></text:p>
        <text:p text:style-name="P18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332a1eb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6acbcf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4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5" style:family="text">
      <style:text-properties fo:font-variant="small-caps" fo:color="#ffffff" loext:opacity="100%" style:text-outline="false" style:font-name="Tahoma" fo:font-size="12pt" fo:language="gl" fo:country="ES" fo:font-weight="bold" officeooo:rsid="031123c4" style:font-size-asian="12pt" style:font-weight-asian="bold" style:font-size-complex="12pt" style:font-weight-complex="bold"/>
    </style:style>
    <style:style style:name="MT6" style:family="text">
      <style:text-properties fo:font-variant="small-caps" fo:color="#ffffff" loext:opacity="100%" style:text-outline="false" style:font-name="Tahoma" fo:font-size="12pt" fo:language="gl" fo:country="ES" fo:font-weight="bold" officeooo:rsid="03443d8c" style:font-size-asian="12pt" style:font-weight-asian="bold" style:font-size-complex="12pt" style:font-weight-complex="bold"/>
    </style:style>
    <style:style style:name="MT7" style:family="text">
      <style:text-properties fo:font-variant="small-caps" fo:color="#ffffff" loext:opacity="100%" style:text-outline="false" style:font-name="Tahoma" fo:font-size="12pt" fo:language="gl" fo:country="ES" fo:font-weight="bold" officeooo:rsid="036b54c0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>
          <text:p text:style-name="MP1"><text:span text:style-name="MT1"><text:tab/></text:span><text:span text:style-name="MT2">4</text:span><text:span text:style-name="MT1">.<text:tab/></text:span><text:span text:style-name="MT3">R</text:span><text:span text:style-name="MT4">ealización de consultas </text:span><text:span text:style-name="MT5">con </text:span><text:span text:style-name="MT6">operador de </text:span><text:span text:style-name="MT7">valor nulo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3-02-03T11:20:22.614000000</dc:date>
    <meta:editing-duration>P2DT5H44M28S</meta:editing-duration>
    <meta:editing-cycles>666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36" meta:word-count="348" meta:character-count="1988" meta:non-whitespace-character-count="1675"/>
  </office:meta>
</office:document-meta>
</file>